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Utils.getViewId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Utils.setViewIdForUrl( FacesContext facesContext , String view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Utils.ensureEncoding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Utils.Portle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Utils.portletApi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Utils.isRenderResponse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tils.isPortletRequest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